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list-style-name="L1">
      <style:text-properties officeooo:paragraph-rsid="001c8384"/>
    </style:style>
    <style:style style:name="P2" style:family="paragraph" style:parent-style-name="Text_20_body">
      <style:text-properties officeooo:rsid="001c8384" officeooo:paragraph-rsid="001c8384"/>
    </style:style>
    <style:style style:name="P3" style:family="paragraph" style:parent-style-name="Text_20_body">
      <style:text-properties officeooo:rsid="001c8384" officeooo:paragraph-rsid="001c8384" style:text-overline-style="solid" style:text-overline-width="auto" style:text-overline-color="font-color"/>
    </style:style>
    <style:style style:name="P4" style:family="paragraph" style:parent-style-name="Text_20_body" style:list-style-name="L1">
      <style:paragraph-properties fo:margin-top="0in" fo:margin-bottom="0in" loext:contextual-spacing="false"/>
    </style:style>
    <style:style style:name="P5" style:family="paragraph" style:parent-style-name="Text_20_body" style:list-style-name="L1">
      <style:paragraph-properties fo:margin-top="0in" fo:margin-bottom="0in" loext:contextual-spacing="false"/>
      <style:text-properties officeooo:rsid="001c8384" officeooo:paragraph-rsid="001c8384"/>
    </style:style>
    <style:style style:name="P6" style:family="paragraph" style:parent-style-name="Heading_20_3">
      <style:paragraph-properties fo:text-align="center" style:justify-single-word="false"/>
      <style:text-properties officeooo:rsid="001ac4cb" officeooo:paragraph-rsid="001ac4cb"/>
    </style:style>
    <style:style style:name="T1" style:family="text">
      <style:text-properties officeooo:rsid="001ac4cb"/>
    </style:style>
    <style:style style:name="T2" style:family="text">
      <style:text-properties officeooo:rsid="001c8384"/>
    </style:style>
    <style:style style:name="T3" style:family="text">
      <style:text-properties fo:font-style="italic" style:font-style-asian="italic" style:font-style-complex="italic"/>
    </style:style>
    <style:style style:name="T4" style:family="text">
      <style:text-properties fo:font-style="italic" officeooo:rsid="001ac4cb" style:font-style-asian="italic" style:font-style-complex="italic"/>
    </style:style>
    <style:style style:name="T5" style:family="text">
      <style:text-properties style:text-overline-style="none" style:text-overline-color="font-color"/>
    </style:style>
    <style:style style:name="T6" style:family="text">
      <style:text-properties officeooo:rsid="001caa44" style:text-overline-style="none" style:text-overline-color="font-color"/>
    </style:style>
    <style:style style:name="T7" style:family="text">
      <style:text-properties officeooo:rsid="001caa44"/>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3">User Study Agreement</text:h>
      <text:h text:style-name="Heading_20_3" text:outline-level="3">What this study is about</text:h>
      <text:p text:style-name="Text_20_body">The purpose of this study is to understand <text:span text:style-name="T3">how people </text:span><text:span text:style-name="T4">perceive staircase artifacts in filtered computer generated images</text:span>. Your participation in this study will help us <text:span text:style-name="T2">find a point at which users see or do not see such artifacts</text:span>. </text:p>
      <text:h text:style-name="Heading_20_3" text:outline-level="3">Your participation in this study is voluntary</text:h>
      <text:p text:style-name="Text_20_body">You can take a break at any time. Just tell the researcher if you need a break. You can leave at any time without giving a reason.</text:p>
      <text:h text:style-name="Heading_20_3" text:outline-level="3">Information we want to collect</text:h>
      <text:p text:style-name="Text_20_body">We will ask you to <text:span text:style-name="T1">evaluate a series of images</text:span>. We <text:span text:style-name="T1">will</text:span> watch how you do <text:span text:style-name="T1">this</text:span> task and we <text:span text:style-name="T1">might</text:span> ask you some questions. We will record the session and we will take notes to record your comments and actions.</text:p>
      <text:h text:style-name="Heading_20_3" text:outline-level="3">How we ensure your privacy</text:h>
      <text:p text:style-name="Text_20_body"><text:span text:style-name="T1">The results of this study will be published.</text:span> Other people may <text:span text:style-name="T1">see your responses</text:span> in the future. We may <text:span text:style-name="T1">also</text:span> include your comments and actions, but your data will be anonymous. This means your name and identity will not be linked in our research reports to anything you say or do. </text:p>
      <text:h text:style-name="Heading_20_3" text:outline-level="3">Your consent</text:h>
      <text:p text:style-name="Text_20_body">Please sign this form showing that you consent to us collecting these data.</text:p>
      <text:p text:style-name="Text_20_body">I give my consent:</text:p>
      <text:list xml:id="list3603383186" text:style-name="L1">
        <text:list-item>
          <text:p text:style-name="P4">For people to observe me during the research. </text:p>
        </text:list-item>
        <text:list-item>
          <text:p text:style-name="P4">For the session to be recorded. </text:p>
        </text:list-item>
        <text:list-item>
          <text:p text:style-name="P5">That my responses can be included in a scientific publication.</text:p>
        </text:list-item>
        <text:list-item>
          <text:p text:style-name="P1"><text:span text:style-name="T2">That other</text:span> people <text:span text:style-name="T2">are allowed to see</text:span> <text:span text:style-name="T2">my recorded anonymous data</text:span>. </text:p>
        </text:list-item>
      </text:list>
      <text:p text:style-name="Text_20_body">If you want to withdraw your consent in the future, contact the person named below who will destroy any personal data we hold about you (such as the recordings).</text:p>
      <text:p text:style-name="P2">Contact: Michael Hecher, <text:a xlink:type="simple" xlink:href="mailto:mhecher@cg.tuwien.ac.at" text:style-name="Internet_20_link" text:visited-style-name="Visited_20_Internet_20_Link">mhecher@cg.tuwien.ac.at</text:a>, <text:a xlink:type="simple" xlink:href="mailto:michael.hecher@gmx.net" text:style-name="Internet_20_link" text:visited-style-name="Visited_20_Internet_20_Link">michael.hecher@gmx.net</text:a></text:p>
      <text:p text:style-name="P2"/>
      <text:p text:style-name="P2"/>
      <text:p text:style-name="P2"/>
      <text:p text:style-name="P2"/>
      <text:p text:style-name="P3">Date, Signature <text:s text:c="35"/><text:span text:style-name="T5"><text:s text:c="20"/></text:span><text:span text:style-name="T7">This is how y</text:span>ou can reach me <text:s text:c="4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03T09:00:51.837619893</meta:creation-date>
    <dc:date>2019-08-03T09:22:47.509551019</dc:date>
    <meta:editing-duration>PT1M13S</meta:editing-duration>
    <meta:editing-cycles>1</meta:editing-cycles>
    <meta:document-statistic meta:table-count="0" meta:image-count="0" meta:object-count="0" meta:page-count="1" meta:paragraph-count="19" meta:word-count="284" meta:character-count="1687" meta:non-whitespace-character-count="1316"/>
    <meta:generator>LibreOffice/6.1.5.2$Linux_X86_64 LibreOffice_project/10$Build-2</meta:generator>
  </office:meta>
</office:document-meta>
</file>